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6T18:59:57.121267100</meta:creation-date>
    <dc:date>2025-10-06T19:00:04.674990900</dc:date>
    <meta:editing-duration>PT8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25.8.1.1$Windows_X86_64 LibreOffice_project/54047653041915e595ad4e45cccea684809c77b5</meta:generator>
  </office:meta>
</office:document-meta>
</file>